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1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15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honelog ent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urgent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2]);RANDBETWEEN(1;999))" office:value-type="string" office:string-value="joanna581" calcext:value-type="string">
            <text:p>joanna5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46678990" calcext:value-type="float">
            <text:p>5146678990</text:p>
          </table:table-cell>
          <table:table-cell table:formula="of:=INDIRECT(&quot;subject.A&quot;&amp;RANDBETWEEN(1;12))" office:value-type="string" office:string-value="Sexual Health" calcext:value-type="string">
            <text:p>Sexual Health</text:p>
          </table:table-cell>
          <table:table-cell/>
          <table:table-cell office:value-type="string" calcext:value-type="string">
            <text:p>Wants to help a friend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3]);RANDBETWEEN(1;999))" office:value-type="string" office:string-value="stephanie523" calcext:value-type="string">
            <text:p>stephanie5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45611231" calcext:value-type="float">
            <text:p>5145611231</text:p>
          </table:table-cell>
          <table:table-cell table:formula="of:=INDIRECT(&quot;subject.A&quot;&amp;RANDBETWEEN(1;12))" office:value-type="string" office:string-value="Immigration" calcext:value-type="string">
            <text:p>Immigration</text:p>
          </table:table-cell>
          <table:table-cell/>
          <table:table-cell office:value-type="string" calcext:value-type="string">
            <text:p>She is wondering how she can change to injectable hormones</text:p>
          </table:table-cell>
        </table:table-row>
        <table:table-row table:style-name="ro1">
          <table:table-cell office:value-type="string" calcext:value-type="string">
            <text:p>Nichola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4]);RANDBETWEEN(1;999))" office:value-type="string" office:string-value="nichola828" calcext:value-type="string">
            <text:p>nichola8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45678912" calcext:value-type="float">
            <text:p>5145678912</text:p>
          </table:table-cell>
          <table:table-cell table:formula="of:=INDIRECT(&quot;subject.A&quot;&amp;RANDBETWEEN(1;12))" office:value-type="string" office:string-value="Immigration" calcext:value-type="string">
            <text:p>Immigration</text:p>
          </table:table-cell>
          <table:table-cell/>
          <table:table-cell office:value-type="string" calcext:value-type="string">
            <text:p>He wants to know when we have the potluck</text:p>
          </table:table-cell>
        </table:table-row>
        <table:table-row table:style-name="ro1">
          <table:table-cell office:value-type="string" calcext:value-type="string">
            <text:p>Liwaiwai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5]);RANDBETWEEN(1;999))" office:value-type="string" office:string-value="liwaiwai915" calcext:value-type="string">
            <text:p>liwaiwai9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49991281" calcext:value-type="float">
            <text:p>5149991281</text:p>
          </table:table-cell>
          <table:table-cell table:formula="of:=INDIRECT(&quot;subject.A&quot;&amp;RANDBETWEEN(1;12))" office:value-type="string" office:string-value="Food Security" calcext:value-type="string">
            <text:p>Food Security</text:p>
          </table:table-cell>
          <table:table-cell/>
          <table:table-cell office:value-type="string" calcext:value-type="string">
            <text:p>Caller wants help finding a job</text:p>
          </table:table-cell>
        </table:table-row>
        <table:table-row table:style-name="ro1">
          <table:table-cell office:value-type="string" calcext:value-type="string">
            <text:p>Cindy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6]);RANDBETWEEN(1;999))" office:value-type="string" office:string-value="cindy890" calcext:value-type="string">
            <text:p>cindy890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5678901" calcext:value-type="float">
            <text:p>5145678901</text:p>
          </table:table-cell>
          <table:table-cell table:formula="of:=INDIRECT(&quot;subject.A&quot;&amp;RANDBETWEEN(1;12))" office:value-type="string" office:string-value="Immigration" calcext:value-type="string">
            <text:p>Immig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7]);RANDBETWEEN(1;999))" office:value-type="string" office:string-value="katy669" calcext:value-type="string">
            <text:p>katy669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7891231" calcext:value-type="float">
            <text:p>5147891231</text:p>
          </table:table-cell>
          <table:table-cell table:formula="of:=INDIRECT(&quot;subject.A&quot;&amp;RANDBETWEEN(1;12))" office:value-type="string" office:string-value="Food Security" calcext:value-type="string">
            <text:p>Food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na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8]);RANDBETWEEN(1;999))" office:value-type="string" office:string-value="elena417" calcext:value-type="string">
            <text:p>elena417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4505672144" calcext:value-type="float">
            <text:p>4505672144</text:p>
          </table:table-cell>
          <table:table-cell table:formula="of:=INDIRECT(&quot;subject.A&quot;&amp;RANDBETWEEN(1;12))" office:value-type="string" office:string-value="Job Finding" calcext:value-type="string">
            <text:p>Job F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9]);RANDBETWEEN(1;999))" office:value-type="string" office:string-value="qubit408" calcext:value-type="string">
            <text:p>qubit408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5673792" calcext:value-type="float">
            <text:p>5145673792</text:p>
          </table:table-cell>
          <table:table-cell table:formula="of:=INDIRECT(&quot;subject.A&quot;&amp;RANDBETWEEN(1;12))" office:value-type="string" office:string-value="Accompaniment" calcext:value-type="string">
            <text:p>Accompan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let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10]);RANDBETWEEN(1;999))" office:value-type="string" office:string-value="starlet473" calcext:value-type="string">
            <text:p>starlet473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7612391" calcext:value-type="float">
            <text:p>5147612391</text:p>
          </table:table-cell>
          <table:table-cell table:formula="of:=INDIRECT(&quot;subject.A&quot;&amp;RANDBETWEEN(1;12))" office:value-type="string" office:string-value="Job Finding" calcext:value-type="string">
            <text:p>Job F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hanna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1]);RANDBETWEEN(1;999))" office:value-type="string" office:string-value="rihanna609" calcext:value-type="string">
            <text:p>rihanna609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4386783664" calcext:value-type="float">
            <text:p>4386783664</text:p>
          </table:table-cell>
          <table:table-cell table:formula="of:=INDIRECT(&quot;subject.A&quot;&amp;RANDBETWEEN(1;12))" office:value-type="string" office:string-value="Accompaniment" calcext:value-type="string">
            <text:p>Accompan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nny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2]);RANDBETWEEN(1;999))" office:value-type="string" office:string-value="quinnny224" calcext:value-type="string">
            <text:p>quinnny224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6786348" calcext:value-type="float">
            <text:p>5146786348</text:p>
          </table:table-cell>
          <table:table-cell table:formula="of:=INDIRECT(&quot;subject.A&quot;&amp;RANDBETWEEN(1;12))" office:value-type="string" office:string-value="Accompaniment" calcext:value-type="string">
            <text:p>Accompan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3]);RANDBETWEEN(1;999))" office:value-type="string" office:string-value="ruby361" calcext:value-type="string">
            <text:p>ruby361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7689467" calcext:value-type="float">
            <text:p>5147689467</text:p>
          </table:table-cell>
          <table:table-cell table:formula="of:=INDIRECT(&quot;subject.A&quot;&amp;RANDBETWEEN(1;12))" office:value-type="string" office:string-value="Housing" calcext:value-type="string">
            <text:p>Hou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ernia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14]);RANDBETWEEN(1;999))" office:value-type="string" office:string-value="alpernia182" calcext:value-type="string">
            <text:p>alpernia182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7895827" calcext:value-type="float">
            <text:p>5147895827</text:p>
          </table:table-cell>
          <table:table-cell table:formula="of:=INDIRECT(&quot;subject.A&quot;&amp;RANDBETWEEN(1;12))" office:value-type="string" office:string-value="Information" calcext:value-type="string">
            <text:p>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one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5]);RANDBETWEEN(1;999))" office:value-type="string" office:string-value="hermione675" calcext:value-type="string">
            <text:p>hermione675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6789255" calcext:value-type="float">
            <text:p>5146789255</text:p>
          </table:table-cell>
          <table:table-cell table:formula="of:=INDIRECT(&quot;subject.A&quot;&amp;RANDBETWEEN(1;12))" office:value-type="string" office:string-value="Food Security" calcext:value-type="string">
            <text:p>Food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16]);RANDBETWEEN(1;999))" office:value-type="string" office:string-value="diana383" calcext:value-type="string">
            <text:p>diana383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4508718881" calcext:value-type="float">
            <text:p>4508718881</text:p>
          </table:table-cell>
          <table:table-cell table:formula="of:=INDIRECT(&quot;subject.A&quot;&amp;RANDBETWEEN(1;12))" office:value-type="string" office:string-value="Victims of Violence" calcext:value-type="string">
            <text:p>Victims of Viol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emisia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7]);RANDBETWEEN(1;999))" office:value-type="string" office:string-value="artemisia197" calcext:value-type="string">
            <text:p>artemisia197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3188888" calcext:value-type="float">
            <text:p>5143188888</text:p>
          </table:table-cell>
          <table:table-cell table:formula="of:=INDIRECT(&quot;subject.A&quot;&amp;RANDBETWEEN(1;12))" office:value-type="string" office:string-value="Information" calcext:value-type="string">
            <text:p>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cia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8]);RANDBETWEEN(1;999))" office:value-type="string" office:string-value="constancia296" calcext:value-type="string">
            <text:p>constancia296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4381298888" calcext:value-type="float">
            <text:p>4381298888</text:p>
          </table:table-cell>
          <table:table-cell table:formula="of:=INDIRECT(&quot;subject.A&quot;&amp;RANDBETWEEN(1;12))" office:value-type="string" office:string-value="Medical" calcext:value-type="string">
            <text:p>Med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a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19]);RANDBETWEEN(1;999))" office:value-type="string" office:string-value="francisca90" calcext:value-type="string">
            <text:p>francisca90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8882990" calcext:value-type="float">
            <text:p>5148882990</text:p>
          </table:table-cell>
          <table:table-cell table:formula="of:=INDIRECT(&quot;subject.A&quot;&amp;RANDBETWEEN(1;12))" office:value-type="string" office:string-value="Information" calcext:value-type="string">
            <text:p>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20]);RANDBETWEEN(1;999))" office:value-type="string" office:string-value="jasmine426" calcext:value-type="string">
            <text:p>jasmine426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9988911" calcext:value-type="float">
            <text:p>5149988911</text:p>
          </table:table-cell>
          <table:table-cell table:formula="of:=INDIRECT(&quot;subject.A&quot;&amp;RANDBETWEEN(1;12))" office:value-type="string" office:string-value="Job Finding" calcext:value-type="string">
            <text:p>Job F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tchen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21]);RANDBETWEEN(1;999))" office:value-type="string" office:string-value="gretchen898" calcext:value-type="string">
            <text:p>gretchen898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8882001" calcext:value-type="float">
            <text:p>5148882001</text:p>
          </table:table-cell>
          <table:table-cell table:formula="of:=INDIRECT(&quot;subject.A&quot;&amp;RANDBETWEEN(1;12))" office:value-type="string" office:string-value="Immigration" calcext:value-type="string">
            <text:p>Immigration</text:p>
          </table:table-cell>
          <table:table-cell table:number-columns-repeated="2"/>
        </table:table-row>
      </table:table>
      <table:table table:name="subject" table:style-name="ta1">
        <table:table-column table:style-name="co1" table:default-cell-style-name="Default"/>
        <table:table-row table:style-name="ro1"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Legal</text:p>
          </table:table-cell>
        </table:table-row>
        <table:table-row table:style-name="ro1">
          <table:table-cell office:value-type="string" calcext:value-type="string">
            <text:p>Accompaniment</text:p>
          </table:table-cell>
        </table:table-row>
        <table:table-row table:style-name="ro1">
          <table:table-cell office:value-type="string" calcext:value-type="string">
            <text:p>Financial</text:p>
          </table:table-cell>
        </table:table-row>
        <table:table-row table:style-name="ro1">
          <table:table-cell office:value-type="string" calcext:value-type="string">
            <text:p>Name Change</text:p>
          </table:table-cell>
        </table:table-row>
        <table:table-row table:style-name="ro1">
          <table:table-cell office:value-type="string" calcext:value-type="string">
            <text:p>Food Security</text:p>
          </table:table-cell>
        </table:table-row>
        <table:table-row table:style-name="ro1">
          <table:table-cell office:value-type="string" calcext:value-type="string">
            <text:p>Job Finding</text:p>
          </table:table-cell>
        </table:table-row>
        <table:table-row table:style-name="ro1">
          <table:table-cell office:value-type="string" calcext:value-type="string">
            <text:p>Immigration</text:p>
          </table:table-cell>
        </table:table-row>
        <table:table-row table:style-name="ro1">
          <table:table-cell office:value-type="string" calcext:value-type="string">
            <text:p>Victims of Violence</text:p>
          </table:table-cell>
        </table:table-row>
        <table:table-row table:style-name="ro1">
          <table:table-cell office:value-type="string" calcext:value-type="string">
            <text:p>Sexual Health</text:p>
          </table:table-cell>
        </table:table-row>
        <table:table-row table:style-name="ro1">
          <table:table-cell office:value-type="string" calcext:value-type="string">
            <text:p>Information</text:p>
          </table:table-cell>
        </table:table-row>
      </table:table>
      <table:table table:name="pronouns" table:style-name="ta1">
        <table:table-column table:style-name="co1" table:default-cell-style-name="Default"/>
        <table:table-row table:style-name="ro1"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asculine</text:p>
          </table:table-cell>
        </table:table-row>
        <table:table-row table:style-name="ro1">
          <table:table-cell office:value-type="string" calcext:value-type="string">
            <text:p>Unknown</text:p>
          </table:table-cell>
        </table:table-row>
      </table:table>
      <table:table table:name="callertype" table:style-name="ta1">
        <table:table-column table:style-name="co1" table:default-cell-style-name="Default"/>
        <table:table-row table:style-name="ro1">
          <table:table-cell office:value-type="string" calcext:value-type="string">
            <text:p>Trans person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Social worker</text:p>
          </table:table-cell>
        </table:table-row>
        <table:table-row table:style-name="ro1">
          <table:table-cell office:value-type="string" calcext:value-type="string">
            <text:p>Other per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na Diaz</meta:initial-creator>
    <meta:creation-date>2018-04-02T11:39:41.690647854</meta:creation-date>
    <dc:date>2018-04-02T15:54:57.472611627</dc:date>
    <dc:creator>Adrianna Diaz</dc:creator>
    <meta:editing-duration>PT5M31S</meta:editing-duration>
    <meta:editing-cycles>2</meta:editing-cycles>
    <meta:generator>LibreOffice/5.3.0.3$MacOSX_X86_64 LibreOffice_project/7074905676c47b82bbcfbea1aeefc84afe1c50e1</meta:generator>
    <meta:document-statistic meta:table-count="4" meta:cell-count="152" meta:object-count="0"/>
  </office:meta>
</office:document-meta>
</file>